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riatica" svg:font-family="Adriatica" style:font-pitch="variable"/>
    <style:font-face style:name="Blue Highway" svg:font-family="'Blue Highway'" style:font-adornments="Bold" style:font-pitch="variable"/>
    <style:font-face style:name="BoltonBold" svg:font-family="BoltonBold" style:font-pitch="variable"/>
    <style:font-face style:name="Disco Diva" svg:font-family="'Disco Diva'" style:font-pitch="variable"/>
    <style:font-face style:name="Ivan Filled" svg:font-family="'Ivan Filled'" style:font-pitch="variable"/>
    <style:font-face style:name="a Adistro" svg:font-family="'a Adistro'" style:font-pitch="variable"/>
    <style:font-face style:name="a Area Stencil" svg:font-family="'a Area Stenc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2.3132in"/>
    </style:style>
    <style:style style:name="Table1.B" style:family="table-column">
      <style:table-column-properties style:column-width="1.499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9604in"/>
    </style:style>
    <style:style style:name="Table1.E" style:family="table-column">
      <style:table-column-properties style:column-width="1.1569in"/>
    </style:style>
    <style:style style:name="Table1.1" style:family="table-row">
      <style:table-row-properties style:min-row-height="0.3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a933" style:font-name="Adriatica" fo:font-size="60pt" officeooo:rsid="001ec3e4" officeooo:paragraph-rsid="001ec3e4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color="#00a933" style:font-name="Disco Diva" fo:font-size="40pt" officeooo:rsid="00205fea" officeooo:paragraph-rsid="00205fea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00a933" style:font-name="Disco Diva" fo:font-size="26pt" officeooo:rsid="00205fea" officeooo:paragraph-rsid="00205fea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d174cd" style:font-name="Ivan Filled" fo:font-size="48pt" officeooo:rsid="001ec3e4" officeooo:paragraph-rsid="00205fea" style:font-size-asian="48pt" style:font-size-complex="48pt"/>
    </style:style>
    <style:style style:name="P5" style:family="paragraph" style:parent-style-name="Table_20_Contents">
      <style:paragraph-properties fo:text-align="center" style:justify-single-word="false"/>
      <style:text-properties style:font-name="Ivan Filled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Ivan Filled" fo:font-size="32pt" style:font-size-asian="32pt" style:font-size-complex="32pt"/>
    </style:style>
    <style:style style:name="P7" style:family="paragraph" style:parent-style-name="Table_20_Contents">
      <style:paragraph-properties fo:text-align="center" style:justify-single-word="false"/>
      <style:text-properties style:font-name="Ivan Filled" fo:font-size="72pt" style:font-size-asian="72pt" style:font-size-complex="72pt"/>
    </style:style>
    <style:style style:name="P8" style:family="paragraph" style:parent-style-name="Table_20_Contents">
      <style:paragraph-properties fo:text-align="center" style:justify-single-word="false"/>
      <style:text-properties style:font-name="Blue Highway" fo:font-size="12pt" officeooo:rsid="00205fea" officeooo:paragraph-rsid="00205fea" style:font-size-asian="12pt" style:font-size-complex="12pt"/>
    </style:style>
    <style:style style:name="T1" style:family="text">
      <style:text-properties fo:color="#acb20c"/>
    </style:style>
    <style:style style:name="T2" style:family="text">
      <style:text-properties fo:color="#e6e905" fo:font-size="200pt" style:font-size-asian="200pt" style:font-size-complex="200pt"/>
    </style:style>
    <style:style style:name="T3" style:family="text">
      <style:text-properties fo:color="#e6e905" fo:font-size="26pt" style:font-size-asian="22.75pt" style:font-size-complex="26pt"/>
    </style:style>
    <style:style style:name="T4" style:family="text">
      <style:text-properties fo:color="#729fcf"/>
    </style:style>
    <style:style style:name="T5" style:family="text">
      <style:text-properties fo:color="#729fcf" fo:font-size="96pt" style:font-size-asian="96pt" style:font-size-complex="96pt"/>
    </style:style>
    <style:style style:name="T6" style:family="text">
      <style:text-properties officeooo:rsid="00205fea"/>
    </style:style>
    <style:style style:name="T7" style:family="text">
      <style:text-properties officeooo:rsid="002243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OSCOW <text:span text:style-name="T1">TV</text:span></text:p>
      <text:p text:style-name="P2"><text:span text:style-name="T1">VOLUNTEER!</text:span></text:p>
      <text:p text:style-name="P3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uggestion</text:p>
          </table:table-cell>
          <table:table-cell table:style-name="Table1.A1" office:value-type="string">
            <text:p text:style-name="P8">First ame</text:p>
          </table:table-cell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“cool thing about you”</text:p>
          </table:table-cell>
          <table:table-cell table:style-name="Table1.A1" office:value-type="string">
            <text:p text:style-name="P8">Phone</text:p>
          </table:table-cell>
          <table:table-cell table:style-name="Table1.E1" office:value-type="string">
            <text:p text:style-name="P8">Emai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7"/>
          </table:table-cell>
          <table:table-cell table:style-name="Table1.E3" office:value-type="string">
            <text:p text:style-name="P7"/>
          </table:table-cell>
        </table:table-row>
        <table:table-row>
          <table:table-cell table:style-name="Table1.A4" office:value-type="string">
            <text:p text:style-name="P7"/>
          </table:table-cell>
          <table:table-cell table:style-name="Table1.B4" office:value-type="string">
            <text:p text:style-name="P7"/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7"/>
          </table:table-cell>
          <table:table-cell table:style-name="Table1.D4" office:value-type="string">
            <text:p text:style-name="P7"/>
          </table:table-cell>
          <table:table-cell table:style-name="Table1.E4" office:value-type="string">
            <text:p text:style-name="P7"/>
          </table:table-cell>
        </table:table-row>
        <table:table-row>
          <table:table-cell table:style-name="Table1.A5" office:value-type="string">
            <text:p text:style-name="P7"/>
          </table:table-cell>
          <table:table-cell table:style-name="Table1.B5" office:value-type="string">
            <text:p text:style-name="P7"/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7"/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</table:table-cell>
        </table:table-row>
        <table:table-row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C6" office:value-type="string">
            <text:p text:style-name="P7"/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7"/>
          </table:table-cell>
        </table:table-row>
        <table:table-row>
          <table:table-cell table:style-name="Table1.A7" office:value-type="string">
            <text:p text:style-name="P7"/>
          </table:table-cell>
          <table:table-cell table:style-name="Table1.B7" office:value-type="string">
            <text:p text:style-name="P7"/>
          </table:table-cell>
          <table:table-cell table:style-name="Table1.B7" office:value-type="string">
            <text:p text:style-name="P7"/>
          </table:table-cell>
          <table:table-cell table:style-name="Table1.C7" office:value-type="string">
            <text:p text:style-name="P7"/>
          </table:table-cell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7"/>
          </table:table-cell>
        </table:table-row>
        <table:table-row>
          <table:table-cell table:style-name="Table1.A8" office:value-type="string">
            <text:p text:style-name="P7"/>
          </table:table-cell>
          <table:table-cell table:style-name="Table1.B8" office:value-type="string">
            <text:p text:style-name="P7"/>
          </table:table-cell>
          <table:table-cell table:style-name="Table1.B8" office:value-type="string">
            <text:p text:style-name="P7"/>
          </table:table-cell>
          <table:table-cell table:style-name="Table1.C8" office:value-type="string">
            <text:p text:style-name="P7"/>
          </table:table-cell>
          <table:table-cell table:style-name="Table1.D8" office:value-type="string">
            <text:p text:style-name="P7"/>
          </table:table-cell>
          <table:table-cell table:style-name="Table1.E8" office:value-type="string">
            <text:p text:style-name="P7"/>
          </table:table-cell>
        </table:table-row>
      </table:table>
      <text:p text:style-name="P4"/>
      <text:p text:style-name="P4">LIVE<text:span text:style-name="T4">T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riatica" svg:font-family="Adriatica" style:font-pitch="variable"/>
    <style:font-face style:name="Blue Highway" svg:font-family="'Blue Highway'" style:font-adornments="Bold" style:font-pitch="variable"/>
    <style:font-face style:name="BoltonBold" svg:font-family="BoltonBold" style:font-pitch="variable"/>
    <style:font-face style:name="Disco Diva" svg:font-family="'Disco Diva'" style:font-pitch="variable"/>
    <style:font-face style:name="Ivan Filled" svg:font-family="'Ivan Filled'" style:font-pitch="variable"/>
    <style:font-face style:name="a Adistro" svg:font-family="'a Adistro'" style:font-pitch="variable"/>
    <style:font-face style:name="a Area Stencil" svg:font-family="'a Area Stenc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0:00:28.548866567</meta:creation-date>
    <dc:date>2020-10-05T09:33:02.778375175</dc:date>
    <meta:editing-duration>PT35M27S</meta:editing-duration>
    <meta:editing-cycles>5</meta:editing-cycles>
    <meta:generator>LibreOffice/6.4.6.2$Linux_X86_64 LibreOffice_project/40$Build-2</meta:generator>
    <meta:print-date>2020-10-05T09:32:21.733616303</meta:print-date>
    <meta:document-statistic meta:table-count="1" meta:image-count="0" meta:object-count="0" meta:page-count="1" meta:paragraph-count="9" meta:word-count="14" meta:character-count="80" meta:non-whitespace-character-count="75"/>
  </office:meta>
</office:document-meta>
</file>